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e9f8" officeooo:paragraph-rsid="0013e9f8"/>
    </style:style>
    <style:style style:name="P2" style:family="paragraph" style:parent-style-name="Standard">
      <style:text-properties officeooo:rsid="0013e9f8" officeooo:paragraph-rsid="0013e9f8"/>
    </style:style>
    <style:style style:name="P3" style:family="paragraph" style:parent-style-name="Standard">
      <style:text-properties officeooo:rsid="0013f7ae" officeooo:paragraph-rsid="0013f7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Swarneel Bhattacharjee</text:p>
      <text:p text:style-name="P1">ID: 2023AAPS0695H</text:p>
      <text:p text:style-name="P1">Section: P3</text:p>
      <text:p text:style-name="P1">Group: G33</text:p>
      <text:p text:style-name="P1"/>
      <text:p text:style-name="P3">NOTE: I couldn’t access servers because of LAN issues, so I used iverilog + gtkwave to simulate and check waveforms. There is a Makefile included that should build all components and their respective testbenches; </text:p>
      <text:p text:style-name="P3"/>
      <text:p text:style-name="P3">Makefile usage: </text:p>
      <text:p text:style-name="P3"/>
      <text:p text:style-name="P3">build all: make</text:p>
      <text:p text:style-name="P3">run Proctb.v : make run</text:p>
      <text:p text:style-name="P3">run specific testbench: make run name=&lt;testbench_name (example, name=cutb)&gt;</text:p>
      <text:p text:style-name="P3">check waveform of Proctb: make wave</text:p>
      <text:p text:style-name="P3">check waveform of specific testbench: make wave name=&lt;testbench_name (example, name=cutb)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4T16:48:13.136621865</meta:creation-date>
    <dc:date>2026-03-04T16:51:36.324240846</dc:date>
    <meta:editing-duration>PT3M15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1" meta:word-count="77" meta:character-count="533" meta:non-whitespace-character-count="465"/>
  </office:meta>
</office:document-meta>
</file>